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0a105" officeooo:paragraph-rsid="0010a105" style:font-weight-asian="normal" style:font-weight-complex="normal"/>
    </style:style>
    <style:style style:name="P2" style:family="paragraph" style:parent-style-name="Standard">
      <style:text-properties fo:font-weight="normal" officeooo:rsid="0013f207" officeooo:paragraph-rsid="0013f207" style:font-weight-asian="normal" style:font-weight-complex="normal"/>
    </style:style>
    <style:style style:name="P3" style:family="paragraph" style:parent-style-name="Standard">
      <style:text-properties fo:font-weight="normal" officeooo:rsid="0014a0d5" officeooo:paragraph-rsid="0014a0d5" style:font-weight-asian="normal" style:font-weight-complex="normal"/>
    </style:style>
    <style:style style:name="P4" style:family="paragraph" style:parent-style-name="Standard">
      <style:text-properties fo:font-weight="normal" officeooo:rsid="00155f0b" officeooo:paragraph-rsid="00155f0b" style:font-weight-asian="normal" style:font-weight-complex="normal"/>
    </style:style>
    <style:style style:name="P5" style:family="paragraph" style:parent-style-name="Standard">
      <style:text-properties fo:font-weight="normal" officeooo:rsid="001a3b67" officeooo:paragraph-rsid="001a3b67" style:font-weight-asian="normal" style:font-weight-complex="normal"/>
    </style:style>
    <style:style style:name="P6" style:family="paragraph" style:parent-style-name="Standard">
      <style:text-properties fo:font-weight="normal" officeooo:rsid="001b0cbe" officeooo:paragraph-rsid="00155f0b" style:font-weight-asian="normal" style:font-weight-complex="normal"/>
    </style:style>
    <style:style style:name="P7" style:family="paragraph" style:parent-style-name="Standard">
      <style:text-properties fo:font-weight="normal" officeooo:rsid="001b0cbe" officeooo:paragraph-rsid="001b0cbe" style:font-weight-asian="normal" style:font-weight-complex="normal"/>
    </style:style>
    <style:style style:name="P8" style:family="paragraph" style:parent-style-name="Standard">
      <style:text-properties fo:font-weight="normal" officeooo:rsid="001cc620" officeooo:paragraph-rsid="001cc620" style:font-weight-asian="normal" style:font-weight-complex="normal"/>
    </style:style>
    <style:style style:name="P9" style:family="paragraph" style:parent-style-name="Standard">
      <style:text-properties fo:font-weight="normal" officeooo:rsid="001f5d70" officeooo:paragraph-rsid="001f5d70" style:font-weight-asian="normal" style:font-weight-complex="normal"/>
    </style:style>
    <style:style style:name="P10" style:family="paragraph" style:parent-style-name="Standard">
      <style:text-properties fo:font-weight="normal" officeooo:rsid="0021197b" officeooo:paragraph-rsid="0021197b" style:font-weight-asian="normal" style:font-weight-complex="normal"/>
    </style:style>
    <style:style style:name="P11" style:family="paragraph" style:parent-style-name="Standard">
      <style:text-properties fo:font-weight="normal" officeooo:rsid="002307c3" officeooo:paragraph-rsid="002307c3" style:font-weight-asian="normal" style:font-weight-complex="normal"/>
    </style:style>
    <style:style style:name="P12" style:family="paragraph" style:parent-style-name="Standard">
      <style:text-properties fo:font-weight="bold" officeooo:rsid="00155f0b" officeooo:paragraph-rsid="00155f0b" style:font-weight-asian="bold" style:font-weight-complex="bold"/>
    </style:style>
    <style:style style:name="P13" style:family="paragraph" style:parent-style-name="Standard">
      <style:text-properties fo:font-size="14pt" fo:font-weight="bold" officeooo:rsid="0010a105" officeooo:paragraph-rsid="0010a105"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officeooo:rsid="00138521"/>
    </style:style>
    <style:style style:name="T3" style:family="text">
      <style:text-properties officeooo:rsid="0014a0d5"/>
    </style:style>
    <style:style style:name="T4" style:family="text">
      <style:text-properties officeooo:rsid="0014c19f"/>
    </style:style>
    <style:style style:name="T5" style:family="text">
      <style:text-properties officeooo:rsid="00155f0b"/>
    </style:style>
    <style:style style:name="T6" style:family="text">
      <style:text-properties officeooo:rsid="001669e9"/>
    </style:style>
    <style:style style:name="T7" style:family="text">
      <style:text-properties fo:font-style="italic" officeooo:rsid="001669e9" style:font-style-asian="italic" style:font-style-complex="italic"/>
    </style:style>
    <style:style style:name="T8" style:family="text">
      <style:text-properties officeooo:rsid="001b0cbe"/>
    </style:style>
    <style:style style:name="T9" style:family="text">
      <style:text-properties officeooo:rsid="001cc620"/>
    </style:style>
    <style:style style:name="T10" style:family="text">
      <style:text-properties officeooo:rsid="001cf3cb"/>
    </style:style>
    <style:style style:name="T11" style:family="text">
      <style:text-properties officeooo:rsid="001e08b0"/>
    </style:style>
    <style:style style:name="T12" style:family="text">
      <style:text-properties officeooo:rsid="002307c3"/>
    </style:style>
    <style:style style:name="T1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ow to become a Hacker</text:p>
      <text:p text:style-name="P1"/>
      <text:p text:style-name="P12">What is a computer</text:p>
      <text:p text:style-name="P1"/>
      <text:p text:style-name="P2">What is a computer? A computer is a machine that will do exactly what you tell it to. A hundred years ago, this was a woman. She worked <text:span text:style-name="T2">with many other women, in a house where she performed computations by hand. This was her job. She would do the same thing all day, every day. It was a good source of work, </text:span>as it was <text:span text:style-name="T2">one of few careers available to women at the time.</text:span></text:p>
      <text:p text:style-name="P2"/>
      <text:p text:style-name="P2">But while it's easy to tell a person what to do, telling nonliving things what to do can be difficult. That's because human language is often precise. “Add one plus one” is has one correct answer: “two”, and it's easy to build a machine that can answer this. However, “what caused the French Revolution” can have many answers, depending on who you ask. This is because the question is <text:span text:style-name="T3">imprecise.</text:span></text:p>
      <text:p text:style-name="P2"/>
      <text:p text:style-name="P3">Human language is <text:span text:style-name="T5">often </text:span>vague, but mathematical language is not. This means that computers can answer mathematical questions. Then the computer can understand. For example, a computer can't tell you where the best restaurant in Seattle is, but it can tell you which restaurant has the most 5-star reviews. <text:span text:style-name="T4">Computer programming is the art of translating human language into the simple, unambiguous instructions more commonly known as math. Computers that can do anything we can write in math are called Turing Complete.</text:span></text:p>
      <text:p text:style-name="P3"/>
      <text:p text:style-name="P12">Computer Languages</text:p>
      <text:p text:style-name="P3"/>
      <text:p text:style-name="P4">There are many different ways to write mathematics. <text:span text:style-name="T6">Take, for example, the number fourteen. It is sometimes written “fourteen” but can also be written “</text:span><text:span text:style-name="T7">catorce</text:span><text:span text:style-name="T6">” (Spanish), “14” (base 10), “0xD” (hexadecimal), “1110” (binary), “十四号” (Kanji), and a thousand other ways. They all mean the same thing, so mathematics doesn't care how we write “fourteen”. We write it in whatever way helps us work most efficiently.</text:span></text:p>
      <text:p text:style-name="P6"/>
      <text:p text:style-name="P5">Binary is a simple idea that takes some practice to read <text:span text:style-name="T8">quickly.</text:span></text:p>
      <text:p text:style-name="P5">“<text:span text:style-name="T8">1” means “one”</text:span></text:p>
      <text:p text:style-name="P5">“<text:span text:style-name="T8">10” means “two”</text:span></text:p>
      <text:p text:style-name="P5">“<text:span text:style-name="T8">11” means “three”</text:span></text:p>
      <text:p text:style-name="P5">“<text:span text:style-name="T8">100” means “four”</text:span></text:p>
      <text:p text:style-name="P5">“<text:span text:style-name="T8">101” means “five”</text:span></text:p>
      <text:p text:style-name="P5">“<text:span text:style-name="T8">110” means “six”</text:span></text:p>
      <text:p text:style-name="P5">“<text:span text:style-name="T8">111” means “seven”</text:span></text:p>
      <text:p text:style-name="P5">“<text:span text:style-name="T8">1000” means “eight”</text:span></text:p>
      <text:p text:style-name="P5"/>
      <text:p text:style-name="P7">Every modern electronic computer uses binary to store it's data, because it's <text:span text:style-name="T9">easy </text:span>to make electrical circuits that <text:span text:style-name="T9">work in base 2</text:span>. Electrical engineers have to deal with computers operating in binary all the time, but binary numbers take a lot more space to write down. Therefore, electrical engineers often use a base-16 system called hexadecimal, <text:span text:style-name="T9">which is very easy to convert into binary.</text:span></text:p>
      <text:p text:style-name="P7"/>
      <text:p text:style-name="P7">[insert table of hexadecimal numbers]</text:p>
      <text:p text:style-name="P7"/>
      <text:p text:style-name="P8">The first computer programmers, such as those who programmed Eniac, wrote in binary. The first personal computers, such as the operating system of the Apple II, were written in hexadecimal.</text:p>
      <text:p text:style-name="P8"><text:soft-page-break/></text:p>
      <text:p text:style-name="P8">Today, every microchip comes with a manual that gives programmers a set of instructions that they can use to write programs. These instructions <text:span text:style-name="T10">correspond to</text:span> hexadecimal numbers, but we use <text:span text:style-name="T11">real </text:span>words for them <text:span text:style-name="T11">instead </text:span>because words are easier to remember. These words are called assembly instructions and together they constitute an assembly language.</text:p>
      <text:p text:style-name="P8"/>
      <text:p text:style-name="P9">Programming in assembly language takes longer than programming in easier languages, so it takes longer to write programs in it and you're more likely to make mistakes. D<text:span text:style-name="T9">ifferent hardware systems </text:span>also <text:span text:style-name="T9">each have their own assembly language, </text:span>and these languages change <text:span text:style-name="T9">as hardware manufacturers add and remove assembly instructions. But all of these different computers are Turing Complete. That means that if we design a programming language correctly, we can write a computer program in one language and then translate it into assembly code for many different machines. The first computer programming language to do this was called C and remains in use today.</text:span></text:p>
      <text:p text:style-name="P9"/>
      <text:p text:style-name="P10">C programs are compiled. That means that to create a C program, you first write the program in the C programming language. Then you use a compiler to convert the C text file into a binary file of hexadecimal numbers. <text:span text:style-name="T12">Some languages often skip the compiling step and run text files directly on the fly. These are called interpreted languages.</text:span></text:p>
      <text:p text:style-name="P10"/>
      <text:p text:style-name="P11">Compiled programs are faster than interpreted programs because compiled programs can skip translating the program from English and because the compiler can add optimizations that take a long time to compile but save time each time you actually execute the program. Compiled programs may also be smaller than their original source code.</text:p>
      <text:p text:style-name="P10"/>
      <text:p text:style-name="P11">This brings to the first of many important trade-offs in computer programming. Interpreted programs are easier to modify than compiled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meta:initial-creator>
    <meta:creation-date>2015-11-30T16:01:53.922839311</meta:creation-date>
    <dc:date>2015-11-30T19:27:28.497004352</dc:date>
    <dc:creator>joseph </dc:creator>
    <meta:editing-duration>PT2H51M20S</meta:editing-duration>
    <meta:editing-cycles>21</meta:editing-cycles>
    <meta:generator>LibreOffice/4.4.3.2$Linux_X86_64 LibreOffice_project/40m0$Build-2</meta:generator>
    <meta:document-statistic meta:table-count="0" meta:image-count="0" meta:object-count="0" meta:page-count="2" meta:paragraph-count="24" meta:word-count="733" meta:character-count="4401" meta:non-whitespace-character-count="3696"/>
  </office:meta>
</office:document-meta>
</file>